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arial" svg:font-family="arial, helvetica, 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282cm" loext:contextual-spacing="false" style:line-height-at-least="0.344cm" fo:orphans="2" fo:widows="2" fo:text-indent="0cm" style:auto-text-indent="false"/>
      <style:text-properties fo:font-variant="normal" fo:text-transform="none" fo:color="#000000" style:font-name="Arial1" fo:font-size="16pt" fo:letter-spacing="normal" fo:font-style="normal" fo:font-weight="normal" style:font-size-asian="16pt" style:font-size-complex="16pt"/>
    </style:style>
    <style:style style:name="P2" style:family="paragraph" style:parent-style-name="Text_20_body">
      <style:paragraph-properties fo:margin-left="0cm" fo:margin-right="0cm" fo:margin-top="0cm" fo:margin-bottom="0.282cm" loext:contextual-spacing="false" style:line-height-at-least="0.344cm" fo:orphans="2" fo:widows="2" fo:text-indent="0cm" style:auto-text-indent="false"/>
      <style:text-properties fo:font-variant="normal" fo:text-transform="none" fo:color="#000000" style:font-name="Arial1" fo:font-size="16pt" fo:letter-spacing="normal" fo:font-style="normal" fo:font-weight="bold" style:font-size-asian="16pt" style:font-size-complex="16pt"/>
    </style:style>
    <style:style style:name="P3" style:family="paragraph" style:parent-style-name="Text_20_body">
      <style:paragraph-properties fo:margin-left="0cm" fo:margin-right="0cm" fo:margin-top="0cm" fo:margin-bottom="0.282cm" loext:contextual-spacing="false" style:line-height-at-least="0.344cm" fo:orphans="2" fo:widows="2" fo:text-indent="0cm" style:auto-text-indent="false"/>
      <style:text-properties fo:font-variant="normal" fo:text-transform="none" fo:color="#000000" style:font-name="Arial1" fo:font-size="16pt" fo:letter-spacing="normal" fo:font-style="normal" fo:font-weight="bold" officeooo:rsid="00173222" officeooo:paragraph-rsid="00173222" style:font-size-asian="16pt" style:font-weight-asian="bold" style:font-size-complex="16pt" style:font-weight-complex="bold"/>
    </style:style>
    <style:style style:name="P4" style:family="paragraph" style:parent-style-name="Standard">
      <style:text-properties style:font-name="Arial1" fo:font-size="16pt" style:font-size-asian="16pt" style:font-size-complex="16pt"/>
    </style:style>
    <style:style style:name="T1" style:family="text">
      <style:text-properties officeooo:rsid="001732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erested in being involved in another study?</text:p>
      <text:p text:style-name="P1">The MacDonald Lab is currently recruiting healthy control participants to match with prior participants in studies on the effects of levodopa (a medication commonly used to treat the motor symptoms of Parkinson’s disease) on brain activity in patients with substance use disorder (SUD) and obsessive compulsive disorder (OCD). The purpose of this study is to examine the structure and function of a brain area called the striatum, which is understood to differ in patients with these disorders, relative to healthy controls.</text:p>
      <text:p text:style-name="P1"/>
      <text:p text:style-name="P2">What does the study involve?</text:p>
      <text:p text:style-name="P1">This study involves 2 x 3-hour sessions with ~1 hour inside the MRI at each session. Approximately 1 hour before each MRI scan participants are given a capsule containing either levodopa or placebo. Before and after the MRI scan participants will complete questionnaires, have their blood pressure measured, and do a few simple task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arial" svg:font-family="arial, helvetica, 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08:22:54.924000000</meta:creation-date>
    <meta:print-date>2019-03-07T08:23:58.691000000</meta:print-date>
    <dc:date>2019-03-07T09:36:04.079000000</dc:date>
    <meta:editing-duration>PT1H2M59S</meta:editing-duration>
    <meta:editing-cycles>1</meta:editing-cycles>
    <meta:document-statistic meta:table-count="0" meta:image-count="0" meta:object-count="0" meta:page-count="1" meta:paragraph-count="4" meta:word-count="147" meta:character-count="932" meta:non-whitespace-character-count="789"/>
    <meta:generator>LibreOffice/6.1.2.1$Windows_X86_64 LibreOffice_project/65905a128db06ba48db947242809d14d3f9a93fe</meta:generator>
  </office:meta>
</office:document-meta>
</file>